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430" officeooo:paragraph-rsid="000ed430"/>
    </style:style>
    <style:style style:name="P2" style:family="paragraph" style:parent-style-name="Standard">
      <style:text-properties style:text-underline-style="solid" style:text-underline-width="auto" style:text-underline-color="font-color" officeooo:rsid="000ed430" officeooo:paragraph-rsid="000ed430"/>
    </style:style>
    <style:style style:name="P3" style:family="paragraph" style:parent-style-name="Standard" style:list-style-name="L1">
      <style:text-properties style:text-underline-style="none" officeooo:rsid="000ed430" officeooo:paragraph-rsid="000ed430"/>
    </style:style>
    <style:style style:name="P4" style:family="paragraph" style:parent-style-name="Standard" style:list-style-name="L1">
      <style:text-properties style:text-underline-style="none" officeooo:rsid="000f5f3a" officeooo:paragraph-rsid="00123f35"/>
    </style:style>
    <style:style style:name="P5" style:family="paragraph" style:parent-style-name="Standard" style:list-style-name="L1">
      <style:text-properties style:text-underline-style="none" officeooo:rsid="0010ed74" officeooo:paragraph-rsid="0010ed74"/>
    </style:style>
    <style:style style:name="P6" style:family="paragraph" style:parent-style-name="Standard" style:list-style-name="L1">
      <style:text-properties style:text-underline-style="none" officeooo:rsid="00126203" officeooo:paragraph-rsid="00126203"/>
    </style:style>
    <style:style style:name="P7" style:family="paragraph" style:parent-style-name="Standard">
      <style:text-properties style:text-underline-style="none" officeooo:rsid="00126203" officeooo:paragraph-rsid="00126203"/>
    </style:style>
    <style:style style:name="P8" style:family="paragraph" style:parent-style-name="Standard">
      <style:text-properties style:text-underline-style="none" officeooo:rsid="0015fa77" officeooo:paragraph-rsid="0015fa77"/>
    </style:style>
    <style:style style:name="P9" style:family="paragraph" style:parent-style-name="Standard" style:list-style-name="L2">
      <style:text-properties style:text-underline-style="none" officeooo:rsid="0015fa77" officeooo:paragraph-rsid="0015fa77"/>
    </style:style>
    <style:style style:name="P10" style:family="paragraph" style:parent-style-name="Standard" style:list-style-name="L2">
      <style:text-properties style:text-underline-style="none" officeooo:rsid="00163443" officeooo:paragraph-rsid="00163443"/>
    </style:style>
    <style:style style:name="P11" style:family="paragraph" style:parent-style-name="Standard" style:list-style-name="L2">
      <style:text-properties style:text-underline-style="none" officeooo:rsid="0018ed5b" officeooo:paragraph-rsid="0018ed5b"/>
    </style:style>
    <style:style style:name="P12" style:family="paragraph" style:parent-style-name="Standard">
      <style:text-properties style:text-underline-style="none" officeooo:rsid="0018ed5b" officeooo:paragraph-rsid="0018ed5b"/>
    </style:style>
    <style:style style:name="P13" style:family="paragraph" style:parent-style-name="Standard" style:list-style-name="L1">
      <style:text-properties officeooo:paragraph-rsid="00123f35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b4cca" officeooo:paragraph-rsid="001b4cca" style:font-style-asian="normal" style:font-style-complex="normal"/>
    </style:style>
    <style:style style:name="P15" style:family="paragraph" style:parent-style-name="Standard" style:list-style-name="L3">
      <style:text-properties fo:font-style="normal" style:text-underline-style="solid" style:text-underline-width="auto" style:text-underline-color="font-color" officeooo:rsid="001d0cba" officeooo:paragraph-rsid="001d0cba" style:font-style-asian="normal" style:font-style-complex="normal"/>
    </style:style>
    <style:style style:name="P16" style:family="paragraph" style:parent-style-name="Standard" style:list-style-name="L3">
      <style:text-properties fo:font-style="normal" style:text-underline-style="solid" style:text-underline-width="auto" style:text-underline-color="font-color" officeooo:rsid="001d837a" officeooo:paragraph-rsid="001d837a" style:font-style-asian="normal" style:font-style-complex="normal"/>
    </style:style>
    <style:style style:name="P17" style:family="paragraph" style:parent-style-name="Standard" style:list-style-name="L3">
      <style:text-properties fo:font-style="normal" style:text-underline-style="solid" style:text-underline-width="auto" style:text-underline-color="font-color" officeooo:rsid="001ea029" officeooo:paragraph-rsid="001ea029" style:font-style-asian="normal" style:font-style-complex="normal"/>
    </style:style>
    <style:style style:name="P18" style:family="paragraph" style:parent-style-name="Standard">
      <style:text-properties fo:font-style="normal" style:text-underline-style="solid" style:text-underline-width="auto" style:text-underline-color="font-color" officeooo:rsid="001ea029" officeooo:paragraph-rsid="001ea029" style:font-style-asian="normal" style:font-style-complex="normal"/>
    </style:style>
    <style:style style:name="P19" style:family="paragraph" style:parent-style-name="Standard" style:list-style-name="L4">
      <style:text-properties fo:font-style="normal" style:text-underline-style="solid" style:text-underline-width="auto" style:text-underline-color="font-color" officeooo:rsid="001f2386" officeooo:paragraph-rsid="001f2386" style:font-style-asian="normal" style:font-style-complex="normal"/>
    </style:style>
    <style:style style:name="P20" style:family="paragraph" style:parent-style-name="Standard" style:list-style-name="L4">
      <style:text-properties fo:font-style="normal" style:text-underline-style="solid" style:text-underline-width="auto" style:text-underline-color="font-color" officeooo:rsid="001f5e61" officeooo:paragraph-rsid="001f5e61" style:font-style-asian="normal" style:font-style-complex="normal"/>
    </style:style>
    <style:style style:name="P21" style:family="paragraph" style:parent-style-name="Standard" style:list-style-name="L4">
      <style:text-properties fo:font-style="normal" style:text-underline-style="solid" style:text-underline-width="auto" style:text-underline-color="font-color" officeooo:rsid="001f68f4" officeooo:paragraph-rsid="001f68f4" style:font-style-asian="normal" style:font-style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officeooo:rsid="001f68f4" officeooo:paragraph-rsid="001f68f4" style:font-style-asian="normal" style:font-style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officeooo:rsid="00207a5c" officeooo:paragraph-rsid="00207a5c" style:font-style-asian="normal" style:font-style-complex="normal"/>
    </style:style>
    <style:style style:name="P24" style:family="paragraph" style:parent-style-name="Standard" style:list-style-name="L5">
      <style:text-properties fo:font-style="normal" style:text-underline-style="solid" style:text-underline-width="auto" style:text-underline-color="font-color" officeooo:rsid="002274aa" officeooo:paragraph-rsid="002274aa" style:font-style-asian="normal" style:font-style-complex="normal"/>
    </style:style>
    <style:style style:name="P25" style:family="paragraph" style:parent-style-name="Standard" style:list-style-name="L5">
      <style:text-properties fo:font-style="normal" style:text-underline-style="solid" style:text-underline-width="auto" style:text-underline-color="font-color" officeooo:rsid="0023d900" officeooo:paragraph-rsid="0023d900" style:font-style-asian="normal" style:font-style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officeooo:rsid="0023d900" officeooo:paragraph-rsid="0023d900" style:font-style-asian="normal" style:font-style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officeooo:rsid="0024e4a5" officeooo:paragraph-rsid="0024e4a5" style:font-style-asian="normal" style:font-style-complex="normal"/>
    </style:style>
    <style:style style:name="P28" style:family="paragraph" style:parent-style-name="Standard" style:list-style-name="L5">
      <style:text-properties fo:font-style="normal" style:text-underline-style="none" officeooo:rsid="00207a5c" officeooo:paragraph-rsid="00207a5c" style:font-style-asian="normal" style:font-style-complex="normal"/>
    </style:style>
    <style:style style:name="P29" style:family="paragraph" style:parent-style-name="Standard" style:list-style-name="L5">
      <style:text-properties fo:font-style="normal" style:text-underline-style="none" officeooo:rsid="002274aa" officeooo:paragraph-rsid="002274aa" style:font-style-asian="normal" style:font-style-complex="normal"/>
    </style:style>
    <style:style style:name="P30" style:family="paragraph" style:parent-style-name="Standard" style:list-style-name="L6">
      <style:text-properties fo:font-style="normal" style:text-underline-style="none" officeooo:rsid="0026b74d" officeooo:paragraph-rsid="0026b74d" style:font-style-asian="normal" style:font-style-complex="normal"/>
    </style:style>
    <style:style style:name="P31" style:family="paragraph" style:parent-style-name="Standard" style:list-style-name="L6">
      <style:text-properties fo:font-style="normal" style:text-underline-style="none" officeooo:rsid="00279843" officeooo:paragraph-rsid="00279843" style:font-style-asian="normal" style:font-style-complex="normal"/>
    </style:style>
    <style:style style:name="P32" style:family="paragraph" style:parent-style-name="Standard" style:list-style-name="L6">
      <style:text-properties fo:font-style="normal" style:text-underline-style="none" officeooo:rsid="002995d0" officeooo:paragraph-rsid="002995d0" style:font-style-asian="normal" style:font-style-complex="normal"/>
    </style:style>
    <style:style style:name="T1" style:family="text">
      <style:text-properties officeooo:rsid="0010e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3f35"/>
    </style:style>
    <style:style style:name="T4" style:family="text">
      <style:text-properties style:text-underline-style="none" officeooo:rsid="000f5f3a"/>
    </style:style>
    <style:style style:name="T5" style:family="text">
      <style:text-properties style:text-underline-style="none" officeooo:rsid="0010ed74"/>
    </style:style>
    <style:style style:name="T6" style:family="text">
      <style:text-properties style:text-underline-style="none" officeooo:rsid="001d837a"/>
    </style:style>
    <style:style style:name="T7" style:family="text">
      <style:text-properties style:text-underline-style="none" officeooo:rsid="001ea029"/>
    </style:style>
    <style:style style:name="T8" style:family="text">
      <style:text-properties style:text-underline-style="none" officeooo:rsid="001f5e61"/>
    </style:style>
    <style:style style:name="T9" style:family="text">
      <style:text-properties style:text-underline-style="none" officeooo:rsid="0023d900"/>
    </style:style>
    <style:style style:name="T10" style:family="text">
      <style:text-properties style:text-underline-style="none" officeooo:rsid="0024e4a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23f35"/>
    </style:style>
    <style:style style:name="T13" style:family="text">
      <style:text-properties style:text-underline-style="solid" style:text-underline-width="auto" style:text-underline-color="font-color" officeooo:rsid="00143123"/>
    </style:style>
    <style:style style:name="T14" style:family="text">
      <style:text-properties officeooo:rsid="00126203"/>
    </style:style>
    <style:style style:name="T15" style:family="text">
      <style:text-properties officeooo:rsid="00143123"/>
    </style:style>
    <style:style style:name="T16" style:family="text">
      <style:text-properties officeooo:rsid="0015fa77"/>
    </style:style>
    <style:style style:name="T17" style:family="text">
      <style:text-properties officeooo:rsid="0016f683"/>
    </style:style>
    <style:style style:name="T18" style:family="text">
      <style:text-properties style:text-position="super 58%" style:text-underline-style="none"/>
    </style:style>
    <style:style style:name="T19" style:family="text">
      <style:text-properties style:text-position="super 58%" style:text-underline-style="none" officeooo:rsid="001d837a"/>
    </style:style>
    <style:style style:name="T20" style:family="text">
      <style:text-properties style:text-position="0% 100%"/>
    </style:style>
    <style:style style:name="T21" style:family="text">
      <style:text-properties officeooo:rsid="00227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gustus Phillips</text:p>
      <text:p text:style-name="P1"/>
      <text:p text:style-name="P1">Lab 5</text:p>
      <text:p text:style-name="P1"/>
      <text:p text:style-name="P1">Debugging Write-up</text:p>
      <text:p text:style-name="P1"/>
      <text:p text:style-name="P1"/>
      <text:p text:style-name="P2">DebuggingExercise.java</text:p>
      <text:list xml:id="list504074114" text:style-name="L1">
        <text:list-item>
          <text:p text:style-name="P3">R<text:span text:style-name="T16">u</text:span>n the program to determine error, terminal throws Array index error at line 9</text:p>
        </text:list-item>
        <text:list-item>
          <text:p text:style-name="P3">Set breakpoint at beginning of first loop, line 6</text:p>
        </text:list-item>
        <text:list-item>
          <text:p text:style-name="P13"><text:span text:style-name="T3">Step into the loop, stepping over print statements</text:span><text:span text:style-name="T4"> until </text:span><text:span text:style-name="T5">reaching the error point, </text:span><text:span text:style-name="T12">numbers[i] = I;</text:span></text:p>
        </text:list-item>
        <text:list-item>
          <text:p text:style-name="P4"><text:span text:style-name="T1"><text:s/>trying to put 4 into array index 4</text:span></text:p>
        </text:list-item>
        <text:list-item>
          <text:p text:style-name="P5">Issue is that arrays start at 0, so a array of 4 would end at 3, <text:span text:style-name="T14">and the loop is starting at 1 and ending at 4</text:span></text:p>
        </text:list-item>
        <text:list-item>
          <text:p text:style-name="P6">Solution is to subtract 1 from the array index for assigning data, <text:span text:style-name="T11">numbers[i-1] = I;</text:span></text:p>
        </text:list-item>
        <text:list-item>
          <text:p text:style-name="P6">Same issues occurs at line:16, <text:span text:style-name="T11">int element = numbers[i];</text:span>, <text:span text:style-name="T15">replace with </text:span><text:span text:style-name="T13">int element = numbers[i-1];</text:span></text:p>
        </text:list-item>
      </text:list>
      <text:p text:style-name="P7"><text:span text:style-name="T13"/></text:p>
      <text:p text:style-name="P7"><text:span text:style-name="T13"/></text:p>
      <text:p text:style-name="P8"><text:span text:style-name="T13">D</text:span><text:span text:style-name="T11">ebugHash.java</text:span></text:p>
      <text:list xml:id="list1142899478" text:style-name="L2">
        <text:list-item>
          <text:p text:style-name="P9">Run program, count to the 49,791<text:span text:style-name="T17">st</text:span> line… </text:p>
        </text:list-item>
        <text:list-item>
          <text:p text:style-name="P10">Set conditional breakpoint at line:32 to <text:span text:style-name="T17">stop at 49791</text:span></text:p>
        </text:list-item>
        <text:list-item>
          <text:p text:style-name="P11">Hash value = 2a84296c6a45c4734bbe39beebb670ea</text:p>
        </text:list-item>
      </text:list>
      <text:p text:style-name="P12"/>
      <text:p text:style-name="P14">FibDebug.java</text:p>
      <text:list xml:id="list2153176112" text:style-name="L3">
        <text:list-item>
          <text:p text:style-name="P15"><text:span text:style-name="T2">Step 1: run program and see if it works</text:span></text:p>
        </text:list-item>
        <text:list-item>
          <text:p text:style-name="P15"><text:span text:style-name="T2">It doesn’t</text:span></text:p>
        </text:list-item>
        <text:list-item>
          <text:p text:style-name="P15"><text:span text:style-name="T2">Error says missing a parentheses after args[], add missing parentheses</text:span></text:p>
        </text:list-item>
        <text:list-item>
          <text:p text:style-name="P15"><text:span text:style-name="T2">Output now says 987 </text:span><text:span text:style-name="T6">which is the 16</text:span><text:span text:style-name="T19">th</text:span><text:span text:style-name="T6"> Fib number</text:span><text:span text:style-name="T2">, whereas the 15</text:span><text:span text:style-name="T18">th</text:span><text:span text:style-name="T2"> Fibonacci should be 610, <text:s/>according to Google <text:s/>because I don’t want to do that math myself</text:span></text:p>
        </text:list-item>
        <text:list-item>
          <text:p text:style-name="P16"><text:span text:style-name="T2">Sequence of Fib numbers should be: </text:span><text:span text:style-name="T7">0, </text:span><text:span text:style-name="T2">1, 1, 2, 3, 5, 8, 13, 21, 34, 55, 89, 144, 233, 377, 610.</text:span></text:p>
        </text:list-item>
        <text:list-item>
          <text:p text:style-name="P16"><text:span text:style-name="T2">Set breakpoint at line:12, step into the while loop, observe f, the Fibonacci number, </text:span><text:span text:style-name="T7">f0 and f1</text:span></text:p>
        </text:list-item>
        <text:list-item>
          <text:p text:style-name="P17"><text:span text:style-name="T2">The math of the fib sequence was working fine, but the f0 variable was starting at one, instead of at zero, resulting in a number ahead from desired.</text:span></text:p>
        </text:list-item>
      </text:list>
      <text:p text:style-name="P18"><text:span text:style-name="T2"/></text:p>
      <text:p text:style-name="P18">Marker.java</text:p>
      <text:list xml:id="list4142801434" text:style-name="L4">
        <text:list-item>
          <text:p text:style-name="P19"><text:span text:style-name="T2">Read program, determine if running properly, it doesn't :(</text:span></text:p>
        </text:list-item>
        <text:list-item>
          <text:p text:style-name="P19"><text:span text:style-name="T2">Program is outputting multiple grades instead of just a single.</text:span></text:p>
        </text:list-item>
        <text:list-item>
          <text:p text:style-name="P19"><text:span text:style-name="T2">Set breakpoint at </text:span><text:span text:style-name="T8">line:15</text:span></text:p>
        </text:list-item>
        <text:list-item>
          <text:p text:style-name="P20"><text:span text:style-name="T2">Step into the if, over the print statement. Since mark is over 85, if will be true, and “High Distinction” will print, then method should exit.</text:span></text:p>
        </text:list-item>
        <text:list-item>
          <text:p text:style-name="P20"><text:span text:style-name="T2">Method does not exit after the if statement, resulting in the second If statement to be tested. Same issue occurs as before.</text:span></text:p>
        </text:list-item>
        <text:list-item>
          <text:p text:style-name="P21"><text:span text:style-name="T2">In order to make the method exit after a if statement is true, add a return; under the print line.</text:span></text:p>
        </text:list-item>
        <text:list-item>
          <text:p text:style-name="P21"><text:span text:style-name="T2">Since there is more then one line within the if statement, brackets need to be added.</text:span></text:p>
        </text:list-item>
      </text:list>
      <text:p text:style-name="P22"><text:span text:style-name="T2"/></text:p>
      <text:p text:style-name="P23"/>
      <text:p text:style-name="P23"/>
      <text:p text:style-name="P23"/>
      <text:p text:style-name="P23"><text:soft-page-break/>AccountDebug.java</text:p>
      <text:list xml:id="list2851281010" text:style-name="L5">
        <text:list-item>
          <text:p text:style-name="P28">Program throws “<text:span text:style-name="T21">NullPointer expection”</text:span></text:p>
        </text:list-item>
        <text:list-item>
          <text:p text:style-name="P29">Set breakpoint at line:5</text:p>
        </text:list-item>
        <text:list-item>
          <text:p text:style-name="P24">Account a = null;<text:span text:style-name="T2"> results in </text:span><text:span text:style-name="T9">a invalid variable</text:span></text:p>
        </text:list-item>
        <text:list-item>
          <text:p text:style-name="P25"><text:span text:style-name="T2">The line needs to create a new object from Account()</text:span></text:p>
        </text:list-item>
        <text:list-item>
          <text:p text:style-name="P25"><text:span text:style-name="T2">Account a = new Account(“nameString”);</text:span></text:p>
        </text:list-item>
        <text:list-item>
          <text:p text:style-name="P25"><text:span text:style-name="T2">The account name needs to be within the Account() parameters, </text:span><text:span text:style-name="T10">or could be passed as a input variable.</text:span></text:p>
        </text:list-item>
      </text:list>
      <text:p text:style-name="P26"><text:span text:style-name="T10"/></text:p>
      <text:p text:style-name="P27">PersonDebug.java</text:p>
      <text:list xml:id="list3537454498" text:style-name="L6">
        <text:list-item>
          <text:p text:style-name="P30">Static was misspelled, gotta fix that</text:p>
        </text:list-item>
        <text:list-item>
          <text:p text:style-name="P30">Set breakpoint at line:4, step into the object creation</text:p>
        </text:list-item>
        <text:list-item>
          <text:p text:style-name="P32">Method Student renamed to Person</text:p>
        </text:list-item>
        <text:list-item>
          <text:p text:style-name="P32">Print statement revised to print name and age, instead the name twice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51:52.303852465</meta:creation-date>
    <dc:date>2020-02-27T16:19:00.749016616</dc:date>
    <meta:editing-duration>PT2M56S</meta:editing-duration>
    <meta:editing-cycles>1</meta:editing-cycles>
    <meta:document-statistic meta:table-count="0" meta:image-count="0" meta:object-count="0" meta:page-count="2" meta:paragraph-count="44" meta:word-count="477" meta:character-count="2565" meta:non-whitespace-character-count="2162"/>
    <meta:generator>LibreOffice/6.0.7.3$Linux_X86_64 LibreOffice_project/00m0$Build-3</meta:generator>
  </office:meta>
</office:document-meta>
</file>